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1cm" fo:min-width="10.319cm"/>
    </style:style>
    <style:style style:name="gr2" style:family="graphic" style:parent-style-name="standard">
      <style:graphic-properties draw:textarea-horizontal-align="justify" draw:textarea-vertical-align="middle" draw:auto-grow-height="false" fo:min-height="0.394cm" fo:min-width="6.631cm"/>
    </style:style>
    <style:style style:name="gr3" style:family="graphic" style:parent-style-name="objectwithoutfill">
      <style:graphic-properties svg:stroke-color="#000000" draw:marker-end="Arrow" draw:marker-end-width="0.2cm" draw:fill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393cm" fo:min-width="6.632cm"/>
    </style:style>
    <style:style style:name="gr5" style:family="graphic" style:parent-style-name="standard">
      <style:graphic-properties draw:textarea-horizontal-align="justify" draw:textarea-vertical-align="middle" draw:auto-grow-height="false" fo:min-height="0.838cm" fo:min-width="10.319cm"/>
    </style:style>
    <style:style style:name="gr6" style:family="graphic" style:parent-style-name="standard">
      <style:graphic-properties draw:textarea-horizontal-align="justify" draw:textarea-vertical-align="middle" draw:auto-grow-height="false" fo:min-height="0.696cm" fo:min-width="2.55cm"/>
    </style:style>
    <style:style style:name="gr7" style:family="graphic" style:parent-style-name="standard">
      <style:graphic-properties draw:stroke="none" draw:fill="none" fo:min-height="0.9cm" fo:padding-top="0cm" fo:padding-bottom="0cm" fo:padding-left="0cm" fo:padding-right="0cm"/>
    </style:style>
    <style:style style:name="gr8" style:family="graphic" style:parent-style-name="standard">
      <style:graphic-properties draw:stroke="none" draw:fill="none" fo:min-height="0.683cm" fo:padding-top="0cm" fo:padding-bottom="0cm" fo:padding-left="0cm" fo:padding-right="0cm"/>
    </style:style>
    <style:style style:name="gr9" style:family="graphic" style:parent-style-name="standard">
      <style:graphic-properties draw:stroke="none" draw:fill="none" fo:min-height="0.68cm" fo:padding-top="0cm" fo:padding-bottom="0cm" fo:padding-left="0cm" fo:padding-right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8.9cm"/>
    </style:style>
    <style:style style:name="gr11" style:family="graphic" style:parent-style-name="standard">
      <style:graphic-properties draw:textarea-horizontal-align="justify" draw:textarea-vertical-align="middle" draw:auto-grow-height="false" fo:min-height="0.656cm" fo:min-width="1.923cm"/>
    </style:style>
    <style:style style:name="gr12" style:family="graphic" style:parent-style-name="objectwithoutfill">
      <style:graphic-properties svg:stroke-color="#000000" draw:marker-end="" draw:marker-end-width="0.2cm" draw:fill="none"/>
    </style:style>
    <style:style style:name="gr13" style:family="graphic" style:parent-style-name="standard">
      <style:graphic-properties draw:stroke="none" draw:fill="none" fo:min-height="0.61cm" fo:padding-top="0cm" fo:padding-bottom="0cm" fo:padding-left="0cm" fo:padding-right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6cm" fo:min-width="4.473cm"/>
    </style:style>
    <style:style style:name="gr15" style:family="graphic" style:parent-style-name="standard">
      <style:graphic-properties draw:textarea-horizontal-align="justify" draw:textarea-vertical-align="middle" draw:auto-grow-height="false" fo:min-height="0.517cm" fo:min-width="6.722cm"/>
    </style:style>
    <style:style style:name="gr16" style:family="graphic" style:parent-style-name="standard">
      <style:graphic-properties draw:textarea-horizontal-align="justify" draw:textarea-vertical-align="middle" draw:auto-grow-height="false" fo:min-height="0.611cm" fo:min-width="10.152cm"/>
    </style:style>
    <style:style style:name="gr17" style:family="graphic" style:parent-style-name="standard">
      <style:graphic-properties draw:stroke="none" draw:fill="none" fo:min-height="0.396cm"/>
    </style:style>
    <style:style style:name="gr18" style:family="graphic" style:parent-style-name="standard">
      <style:graphic-properties draw:textarea-horizontal-align="justify" draw:textarea-vertical-align="middle" draw:auto-grow-height="false" fo:min-height="0.563cm" fo:min-width="10.152cm"/>
    </style:style>
    <style:style style:name="gr19" style:family="graphic" style:parent-style-name="standard">
      <style:graphic-properties draw:textarea-horizontal-align="justify" draw:textarea-vertical-align="middle" draw:auto-grow-height="false" fo:min-height="0.656cm" fo:min-width="1.979cm"/>
    </style:style>
    <style:style style:name="gr20" style:family="graphic" style:parent-style-name="standard">
      <style:graphic-properties draw:textarea-horizontal-align="justify" draw:textarea-vertical-align="middle" draw:auto-grow-height="false" fo:min-height="0.9cm" fo:min-width="3.23cm"/>
    </style:style>
    <style:style style:name="gr21" style:family="graphic" style:parent-style-name="standard">
      <style:graphic-properties draw:textarea-horizontal-align="justify" draw:textarea-vertical-align="middle" draw:auto-grow-height="false" fo:min-height="0.9cm" fo:min-width="3.3cm"/>
    </style:style>
    <style:style style:name="gr22" style:family="graphic" style:parent-style-name="standard">
      <style:graphic-properties draw:textarea-horizontal-align="justify" draw:textarea-vertical-align="middle" draw:auto-grow-height="false" fo:min-height="0.47cm" fo:min-width="6.8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loext:graphic-properties draw:fill="none"/>
      <style:paragraph-properties fo:text-align="center"/>
      <style:text-properties fo:font-size="9pt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loext:graphic-properties draw:fill="none"/>
      <style:paragraph-properties fo:text-align="center">
        <style:tab-stops/>
      </style:paragraph-properties>
      <style:text-properties fo:font-size="9pt"/>
    </style:style>
    <style:style style:name="P6" style:family="paragraph">
      <style:paragraph-properties fo:margin-left="0.2cm" fo:margin-right="0cm" fo:text-align="start" fo:text-indent="0cm"/>
    </style:style>
    <style:style style:name="P7" style:family="paragraph">
      <style:paragraph-properties fo:margin-left="0.2cm" fo:margin-right="0cm" fo:text-align="start" fo:text-indent="0cm"/>
      <style:text-properties fo:font-size="9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>
        <style:tab-stops/>
      </style:paragraph-properties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9pt" style:font-size-asian="18pt" style:font-size-complex="18pt"/>
    </style:style>
    <style:style style:name="P11" style:family="paragraph">
      <style:paragraph-properties fo:margin-left="0.2cm" fo:margin-right="0cm" fo:text-align="center" fo:text-indent="0cm"/>
    </style:style>
    <style:style style:name="T1" style:family="text">
      <style:text-properties fo:font-size="9pt"/>
    </style:style>
    <style:style style:name="T2" style:family="text">
      <style:text-properties fo:color="#ce181e" fo:font-size="9pt" fo:font-weight="bold" style:font-weight-asian="bold" style:font-weight-complex="bold"/>
    </style:style>
    <style:style style:name="T3" style:family="text">
      <style:text-properties fo:color="#00b274" fo:font-size="9pt" fo:font-weight="bold" style:font-weight-asian="bold" style:font-weight-complex="bold"/>
    </style:style>
    <style:style style:name="T4" style:family="text">
      <style:text-properties fo:color="#0066b3" fo:font-size="9pt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Ubuntu" fo:font-size="9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Ubuntu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b274" fo:font-size="9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ce181e" style:text-outline="false" style:text-line-through-style="none" style:text-line-through-type="none" style:font-name="Ubuntu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e181e" style:text-outline="false" style:text-line-through-style="none" style:text-line-through-type="none" style:font-name="Ubuntu" fo:font-size="9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b274" style:text-outline="false" style:text-line-through-style="none" style:text-line-through-type="none" style:font-name="Ubuntu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d1c24" style:text-outline="false" style:text-line-through-style="none" style:text-line-through-type="none" style:font-name="Ubuntu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fo:font-size="9pt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e181e" style:text-outline="false" style:text-line-through-style="none" style:text-line-through-type="none" style:font-name="Ubuntu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.419cm" svg:height="0.981cm" svg:x="1.27cm" svg:y="1.358cm">
          <text:p text:style-name="P1"><text:span text:style-name="T1">Obtenir la llista de </text:span><text:span text:style-name="T2">projectes</text:span><text:span text:style-name="T1"> a partir del directori definit a la variable ’</text:span><text:span text:style-name="T3">MDPROJECTS</text:span><text:span text:style-name="T1">’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251cm" svg:height="0.75cm" svg:x="1.354cm" svg:y="4.268cm">
          <text:p text:style-name="P1"><text:span text:style-name="T1">Per a tots els </text:span><text:span text:style-name="T4">projectes</text:span><text:span text:style-name="T2"><text:line-break/></text:span><text:span text:style-name="T2">project</text:span></text:p>
          <draw:enhanced-geometry svg:viewBox="0 0 21600 21600" draw:mirror-horizontal="false" draw:mirror-vertical="false" draw:glue-points="?f6 10800 10800 21600 ?f5 10800 10800 0" draw:text-areas="?f3 ?f3 ?f4 ?f4" draw:type="trapezoid" draw:modifiers="3526.241599737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6.479cm" svg:y1="2.34cm" svg:x2="6.479cm" svg:y2="2.84cm">
          <text:p/>
        </draw:line>
        <draw:custom-shape draw:style-name="gr4" draw:text-style-name="P2" draw:layer="layout" svg:width="10.252cm" svg:height="0.751cm" svg:x="1.353cm" svg:y="7.643cm">
          <text:p text:style-name="P1"><text:span text:style-name="T5">Per a tots els </text:span><text:span text:style-name="T4">directoris</text:span><text:span text:style-name="T2"><text:line-break/></text:span><text:span text:style-name="T2">dir</text:span></text:p>
          <draw:enhanced-geometry svg:viewBox="0 0 21600 21600" draw:mirror-horizontal="false" draw:mirror-vertical="false" draw:glue-points="?f6 10800 10800 21600 ?f5 10800 10800 0" draw:text-areas="?f3 ?f3 ?f4 ?f4" draw:type="trapezoid" draw:modifiers="3526.241599737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6.479cm" svg:y1="5.042cm" svg:x2="6.479cm" svg:y2="5.542cm">
          <text:p/>
        </draw:line>
        <draw:custom-shape draw:style-name="gr5" draw:text-style-name="P2" draw:layer="layout" svg:width="10.419cm" svg:height="0.938cm" svg:x="1.27cm" svg:y="2.835cm">
          <text:p text:style-name="P1"><text:span text:style-name="T6">Obtenir la llista de </text:span><text:span text:style-name="T7">directoris</text:span><text:span text:style-name="T5"> a partir </text:span><text:span text:style-name="T1">del directori definit a la variable ’</text:span><text:span text:style-name="T8">ACTIVITY_DIR</text:span><text:span text:style-name="T1">’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479cm" svg:y1="3.768cm" svg:x2="6.479cm" svg:y2="4.268cm">
          <text:p/>
        </draw:line>
        <draw:custom-shape draw:style-name="gr6" draw:text-style-name="P2" draw:layer="layout" svg:width="5.3cm" svg:height="1.59cm" svg:x="3.836cm" svg:y="8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6.479cm" svg:y1="8.404cm" svg:x2="6.479cm" svg:y2="8.904cm">
          <text:p/>
        </draw:line>
        <draw:frame draw:style-name="gr7" draw:text-style-name="P5" draw:layer="layout" svg:width="3.519cm" svg:height="0.9cm" svg:x="4.709cm" svg:y="9.286cm">
          <draw:text-box>
            <text:p text:style-name="P4"><text:span text:style-name="T5">El </text:span><text:span text:style-name="T9">directori</text:span><text:span text:style-name="T5"> </text:span><text:span text:style-name="T7">dir </text:span><text:span text:style-name="T5">és del </text:span><text:span text:style-name="T9">projecte </text:span><text:span text:style-name="T5">?</text:span></text:p>
          </draw:text-box>
        </draw:frame>
        <draw:line draw:style-name="gr3" draw:text-style-name="P3" draw:layer="layout" svg:x1="6.479cm" svg:y1="10.49cm" svg:x2="6.479cm" svg:y2="10.89cm">
          <text:p/>
        </draw:line>
        <draw:frame draw:style-name="gr8" draw:text-style-name="P5" draw:layer="layout" svg:width="1.079cm" svg:height="0.683cm" svg:x="6.301cm" svg:y="10.29cm">
          <draw:text-box>
            <text:p text:style-name="P4"><text:span text:style-name="T5">SI</text:span></text:p>
          </draw:text-box>
        </draw:frame>
        <draw:frame draw:style-name="gr9" draw:text-style-name="P5" draw:layer="layout" svg:width="0.7cm" svg:height="0.68cm" svg:x="9.1cm" svg:y="9.03cm">
          <draw:text-box>
            <text:p text:style-name="P4"><text:span text:style-name="T5">NO</text:span></text:p>
          </draw:text-box>
        </draw:frame>
        <draw:custom-shape draw:style-name="gr10" draw:text-style-name="P7" draw:layer="layout" svg:width="9cm" svg:height="0.57cm" svg:x="1.944cm" svg:y="13.652cm">
          <text:p text:style-name="P6"><text:span text:style-name="T10">origen</text:span><text:span text:style-name="T6"> = </text:span><text:span text:style-name="T11">ACTIVITY_DIR</text:span><text:span text:style-name="T5">+</text:span><text:span text:style-name="T6">"/"+</text:span><text:span text:style-name="T12">dir</text:span><text:span text:style-name="T13">+"/"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479cm" svg:y1="14.89cm" svg:x2="6.479cm" svg:y2="15.39cm">
          <text:p/>
        </draw:line>
        <draw:custom-shape draw:style-name="gr11" draw:text-style-name="P2" draw:layer="layout" svg:width="4.045cm" svg:height="1.51cm" svg:x="4.441cm" svg:y="15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3.162cm" svg:height="0.9cm" svg:x="4.914cm" svg:y="15.782cm">
          <draw:text-box>
            <text:p text:style-name="P4"><text:span text:style-name="T5">Existeix el directori </text:span><text:span text:style-name="T9">new_dir </text:span><text:span text:style-name="T5">?</text:span></text:p>
          </draw:text-box>
        </draw:frame>
        <draw:line draw:style-name="gr3" draw:text-style-name="P3" draw:layer="layout" svg:x1="6.479cm" svg:y1="16.89cm" svg:x2="6.479cm" svg:y2="17.49cm">
          <text:p/>
        </draw:line>
        <draw:line draw:style-name="gr12" draw:text-style-name="P3" draw:layer="layout" svg:x1="8.48cm" svg:y1="16.105cm" svg:x2="9.44cm" svg:y2="16.112cm">
          <text:p/>
        </draw:line>
        <draw:frame draw:style-name="gr8" draw:text-style-name="P5" draw:layer="layout" svg:width="1.082cm" svg:height="0.683cm" svg:x="6.501cm" svg:y="16.738cm">
          <draw:text-box>
            <text:p text:style-name="P4"><text:span text:style-name="T5">NO</text:span></text:p>
          </draw:text-box>
        </draw:frame>
        <draw:frame draw:style-name="gr13" draw:text-style-name="P5" draw:layer="layout" svg:width="0.7cm" svg:height="0.61cm" svg:x="8.462cm" svg:y="15.51cm">
          <draw:text-box>
            <text:p text:style-name="P4"><text:span text:style-name="T5">SI</text:span></text:p>
          </draw:text-box>
        </draw:frame>
        <draw:custom-shape draw:style-name="gr14" draw:text-style-name="P8" draw:layer="layout" svg:width="4.573cm" svg:height="0.7cm" svg:x="4.177cm" svg:y="17.491cm">
          <text:p text:style-name="P1"><text:span text:style-name="T14">crear el directori </text:span><text:span text:style-name="T15">new_di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479cm" svg:y1="18.19cm" svg:x2="6.479cm" svg:y2="19.24cm">
          <text:p/>
        </draw:line>
        <draw:line draw:style-name="gr12" draw:text-style-name="P3" draw:layer="layout" svg:x1="9.432cm" svg:y1="18.516cm" svg:x2="9.432cm" svg:y2="16.116cm">
          <text:p/>
        </draw:line>
        <draw:line draw:style-name="gr3" draw:text-style-name="P3" draw:layer="layout" svg:x1="9.445cm" svg:y1="18.522cm" svg:x2="6.495cm" svg:y2="18.512cm">
          <text:p/>
        </draw:line>
        <draw:line draw:style-name="gr12" draw:text-style-name="P3" draw:layer="layout" svg:x1="9.12cm" svg:y1="9.68cm" svg:x2="11.358cm" svg:y2="9.68cm">
          <text:p/>
        </draw:line>
        <draw:line draw:style-name="gr12" draw:text-style-name="P3" draw:layer="layout" svg:x1="11.368cm" svg:y1="24.462cm" svg:x2="11.417cm" svg:y2="9.682cm">
          <text:p/>
        </draw:line>
        <draw:line draw:style-name="gr3" draw:text-style-name="P3" draw:layer="layout" svg:x1="11.38cm" svg:y1="24.483cm" svg:x2="6.48cm" svg:y2="24.478cm">
          <text:p/>
        </draw:line>
        <draw:line draw:style-name="gr3" draw:text-style-name="P3" draw:layer="layout" svg:x1="6.456cm" svg:y1="22.771cm" svg:x2="6.471cm" svg:y2="23.401cm">
          <text:p/>
        </draw:line>
        <draw:custom-shape draw:style-name="gr15" draw:text-style-name="P2" draw:layer="layout" svg:width="6.822cm" svg:height="0.617cm" svg:x="3.062cm" svg:y="23.372cm">
          <text:p text:style-name="P1"><text:span text:style-name="T5">Crear un link de </text:span><text:span text:style-name="T9">desti</text:span><text:span text:style-name="T5"> en el directori original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474cm" svg:y1="23.989cm" svg:x2="6.485cm" svg:y2="24.991cm">
          <text:p/>
        </draw:line>
        <draw:custom-shape draw:style-name="gr16" draw:text-style-name="P2" draw:layer="layout" svg:width="10.252cm" svg:height="0.711cm" svg:x="1.353cm" svg:y="25.089cm">
          <text:p/>
          <draw:enhanced-geometry svg:viewBox="0 0 21600 21600" draw:mirror-horizontal="false" draw:mirror-vertical="true" draw:glue-points="?f6 10800 10800 21600 ?f5 10800 10800 0" draw:text-areas="?f3 ?f3 ?f4 ?f4" draw:type="trapezoid" draw:modifiers="3526.241599737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3" draw:layer="layout" svg:width="5.763cm" svg:height="0.496cm" svg:x="3.598cm" svg:y="25.149cm">
          <draw:text-box>
            <text:p text:style-name="P1"><text:span text:style-name="T5">Final bucle </text:span><text:span text:style-name="T4">directoris</text:span></text:p>
          </draw:text-box>
        </draw:frame>
        <draw:line draw:style-name="gr3" draw:text-style-name="P3" draw:layer="layout" svg:x1="6.464cm" svg:y1="25.801cm" svg:x2="6.48cm" svg:y2="26.301cm">
          <text:p/>
        </draw:line>
        <draw:custom-shape draw:style-name="gr18" draw:text-style-name="P2" draw:layer="layout" svg:width="10.252cm" svg:height="0.663cm" svg:x="1.353cm" svg:y="26.289cm">
          <text:p/>
          <draw:enhanced-geometry svg:viewBox="0 0 21600 21600" draw:mirror-horizontal="false" draw:mirror-vertical="true" draw:glue-points="?f6 10800 10800 21600 ?f5 10800 10800 0" draw:text-areas="?f3 ?f3 ?f4 ?f4" draw:type="trapezoid" draw:modifiers="3526.241599737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3" draw:layer="layout" svg:width="5.763cm" svg:height="0.496cm" svg:x="3.598cm" svg:y="26.249cm">
          <draw:text-box>
            <text:p text:style-name="P1"><text:span text:style-name="T5">Final bucle </text:span><text:span text:style-name="T16">pages</text:span></text:p>
          </draw:text-box>
        </draw:frame>
        <draw:custom-shape draw:style-name="gr19" draw:text-style-name="P2" draw:layer="layout" svg:width="4.157cm" svg:height="1.51cm" svg:x="4.404cm" svg:y="19.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9" draw:layer="layout" svg:width="3.024cm" svg:height="0.9cm" svg:x="4.938cm" svg:y="19.644cm">
          <draw:text-box>
            <text:p text:style-name="P4"><text:span text:style-name="T14">Existeix el directori </text:span><text:span text:style-name="T15">destí </text:span><text:span text:style-name="T14">?</text:span></text:p>
          </draw:text-box>
        </draw:frame>
        <draw:line draw:style-name="gr12" draw:text-style-name="P3" draw:layer="layout" svg:x1="8.538cm" svg:y1="19.995cm" svg:x2="9.275cm" svg:y2="19.995cm">
          <text:p/>
        </draw:line>
        <draw:frame draw:style-name="gr8" draw:text-style-name="P5" draw:layer="layout" svg:width="0.772cm" svg:height="0.683cm" svg:x="3.736cm" svg:y="19.393cm">
          <draw:text-box>
            <text:p text:style-name="P4"><text:span text:style-name="T5">NO</text:span></text:p>
          </draw:text-box>
        </draw:frame>
        <draw:frame draw:style-name="gr13" draw:text-style-name="P5" draw:layer="layout" svg:width="0.7cm" svg:height="0.61cm" svg:x="8.42cm" svg:y="19.41cm">
          <draw:text-box>
            <text:p text:style-name="P4"><text:span text:style-name="T5">SI</text:span></text:p>
          </draw:text-box>
        </draw:frame>
        <draw:custom-shape draw:style-name="gr20" draw:text-style-name="P10" draw:layer="layout" svg:width="3.33cm" svg:height="1cm" svg:x="7.602cm" svg:y="21.347cm">
          <text:p text:style-name="P1"><text:span text:style-name="T5">eliminar el directori </text:span><text:span text:style-name="T9">origen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3.692cm" svg:y1="22.336cm" svg:x2="3.692cm" svg:y2="22.736cm">
          <text:p/>
        </draw:line>
        <draw:line draw:style-name="gr3" draw:text-style-name="P3" draw:layer="layout" svg:x1="9.271cm" svg:y1="19.992cm" svg:x2="9.272cm" svg:y2="21.342cm">
          <text:p/>
        </draw:line>
        <draw:line draw:style-name="gr12" draw:text-style-name="P3" draw:layer="layout" svg:x1="9.277cm" svg:y1="22.752cm" svg:x2="3.677cm" svg:y2="22.752cm">
          <text:p/>
        </draw:line>
        <draw:line draw:style-name="gr12" draw:text-style-name="P3" draw:layer="layout" svg:x1="6.479cm" svg:y1="14.239cm" svg:x2="6.479cm" svg:y2="14.339cm">
          <text:p/>
        </draw:line>
        <draw:custom-shape draw:style-name="gr10" draw:text-style-name="P7" draw:layer="layout" svg:width="9cm" svg:height="0.57cm" svg:x="1.944cm" svg:y="14.34cm">
          <text:p text:style-name="P6"><text:span text:style-name="T9">destí</text:span><text:span text:style-name="T5"> = </text:span><text:span text:style-name="T10">new_dir</text:span><text:span text:style-name="T6">+"/"+</text:span><text:span text:style-name="T12">dir</text:span><text:span text:style-name="T13">+"/"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cm" svg:height="0.57cm" svg:x="1.944cm" svg:y="12.969cm">
          <text:p text:style-name="P6"><text:span text:style-name="T10">new_dir</text:span><text:span text:style-name="T6"> = </text:span><text:span text:style-name="T11">ACTIVITY_DIR</text:span><text:span text:style-name="T17">+"/"+PREFIX</text:span><text:span text:style-name="T6">+"/"+</text:span><text:span text:style-name="T12">project</text:span><text:span text:style-name="T13">+"/"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.479cm" svg:y1="13.543cm" svg:x2="6.479cm" svg:y2="13.643cm">
          <text:p/>
        </draw:line>
        <draw:line draw:style-name="gr12" draw:text-style-name="P3" draw:layer="layout" svg:x1="3.705cm" svg:y1="19.981cm" svg:x2="4.442cm" svg:y2="19.981cm">
          <text:p/>
        </draw:line>
        <draw:line draw:style-name="gr3" draw:text-style-name="P3" draw:layer="layout" svg:x1="3.692cm" svg:y1="19.978cm" svg:x2="3.693cm" svg:y2="21.328cm">
          <text:p/>
        </draw:line>
        <draw:custom-shape draw:style-name="gr21" draw:text-style-name="P10" draw:layer="layout" svg:width="3.4cm" svg:height="1cm" svg:x="1.992cm" svg:y="21.347cm">
          <text:p text:style-name="P1"><text:span text:style-name="T5">moure el directori </text:span><text:span text:style-name="T9">origen</text:span><text:span text:style-name="T5"> a </text:span><text:span text:style-name="T9">new_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9.27cm" svg:y1="22.34cm" svg:x2="9.27cm" svg:y2="22.74cm">
          <text:p/>
        </draw:line>
        <draw:line draw:style-name="gr3" draw:text-style-name="P3" draw:layer="layout" svg:x1="6.479cm" svg:y1="5.99cm" svg:x2="6.479cm" svg:y2="6.49cm">
          <text:p/>
        </draw:line>
        <draw:custom-shape draw:style-name="gr22" draw:text-style-name="P7" draw:layer="layout" svg:width="6.941cm" svg:height="0.57cm" svg:x="3.024cm" svg:y="5.44cm">
          <text:p text:style-name="P11"><text:span text:style-name="T5">Obtenir les </text:span><text:span text:style-name="T9">pages</text:span><text:span text:style-name="T5"> del projec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252cm" svg:height="0.751cm" svg:x="1.354cm" svg:y="6.443cm">
          <text:p text:style-name="P1"><text:span text:style-name="T5">Per a totes les </text:span><text:span text:style-name="T16">pages</text:span></text:p>
          <text:p text:style-name="P1"><text:span text:style-name="T2">page_project</text:span></text:p>
          <draw:enhanced-geometry svg:viewBox="0 0 21600 21600" draw:mirror-horizontal="false" draw:mirror-vertical="false" draw:glue-points="?f6 10800 10800 21600 ?f5 10800 10800 0" draw:text-areas="?f3 ?f3 ?f4 ?f4" draw:type="trapezoid" draw:modifiers="3526.241599737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6.48cm" svg:y1="7.204cm" svg:x2="6.48cm" svg:y2="7.704cm">
          <text:p/>
        </draw:line>
        <draw:line draw:style-name="gr3" draw:text-style-name="P3" draw:layer="layout" svg:x1="6.464cm" svg:y1="27.001cm" svg:x2="6.48cm" svg:y2="27.501cm">
          <text:p/>
        </draw:line>
        <draw:custom-shape draw:style-name="gr18" draw:text-style-name="P2" draw:layer="layout" svg:width="10.252cm" svg:height="0.663cm" svg:x="1.354cm" svg:y="27.453cm">
          <text:p/>
          <draw:enhanced-geometry svg:viewBox="0 0 21600 21600" draw:mirror-horizontal="false" draw:mirror-vertical="true" draw:glue-points="?f6 10800 10800 21600 ?f5 10800 10800 0" draw:text-areas="?f3 ?f3 ?f4 ?f4" draw:type="trapezoid" draw:modifiers="3526.241599737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3" draw:layer="layout" svg:width="5.763cm" svg:height="0.496cm" svg:x="3.599cm" svg:y="27.549cm">
          <draw:text-box>
            <text:p text:style-name="P1"><text:span text:style-name="T5">Final bucle </text:span><text:span text:style-name="T16">projectes</text:span></text:p>
          </draw:text-box>
        </draw:frame>
        <draw:custom-shape draw:style-name="gr6" draw:text-style-name="P2" draw:layer="layout" svg:width="5.3cm" svg:height="1.59cm" svg:x="3.836cm" svg:y="10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3.519cm" svg:height="0.9cm" svg:x="4.709cm" svg:y="11.186cm">
          <draw:text-box>
            <text:p text:style-name="P4"><text:span text:style-name="T7">dir </text:span><text:span text:style-name="T9">=== </text:span><text:span text:style-name="T7">page_project</text:span></text:p>
          </draw:text-box>
        </draw:frame>
        <draw:line draw:style-name="gr3" draw:text-style-name="P3" draw:layer="layout" svg:x1="6.479cm" svg:y1="12.39cm" svg:x2="6.479cm" svg:y2="12.99cm">
          <text:p/>
        </draw:line>
        <draw:frame draw:style-name="gr8" draw:text-style-name="P5" draw:layer="layout" svg:width="1.079cm" svg:height="0.683cm" svg:x="6.401cm" svg:y="12.29cm">
          <draw:text-box>
            <text:p text:style-name="P4"><text:span text:style-name="T5">SI</text:span></text:p>
          </draw:text-box>
        </draw:frame>
        <draw:frame draw:style-name="gr9" draw:text-style-name="P5" draw:layer="layout" svg:width="0.7cm" svg:height="0.68cm" svg:x="9.1cm" svg:y="10.93cm">
          <draw:text-box>
            <text:p text:style-name="P4"><text:span text:style-name="T5">NO</text:span></text:p>
          </draw:text-box>
        </draw:frame>
        <draw:line draw:style-name="gr12" draw:text-style-name="P3" draw:layer="layout" svg:x1="9.12cm" svg:y1="11.58cm" svg:x2="11.358cm" svg:y2="11.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808080" draw:marker-start-width="0.2cm" draw:marker-start-center="false" draw:marker-end-width="0.2cm" draw:marker-end-center="false" draw:fill="solid" draw:fill-color="#ffffff" draw:opacity="0%" draw:textarea-horizontal-align="justify" draw:textarea-vertical-align="middle" fo:padding-top="0.05cm" fo:padding-bottom="0.05cm" fo:padding-left="0.05cm" fo:padding-right="0.0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Normal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9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2T13:39:10.794493835</meta:creation-date>
    <dc:date>2023-04-20T19:55:58.690725335</dc:date>
    <meta:editing-duration>PT2H38M2S</meta:editing-duration>
    <meta:editing-cycles>24</meta:editing-cycles>
    <meta:generator>LibreOffice/6.0.7.3$Linux_X86_64 LibreOffice_project/00m0$Build-3</meta:generator>
    <meta:document-statistic meta:object-count="66"/>
  </office:meta>
</office:document-meta>
</file>